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ce3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111cm" svg:height="10.452cm" svg:x="1.061cm" svg:y="28.115cm">
            <draw:object draw:notify-on-update-of-ranges="Arkusz1.H11:Arkusz1.N11 Arkusz1.H22:Arkusz1.N22 Arkusz1.H39:Arkusz1.N39 Arkusz1.H59:Arkusz1.N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08cm" svg:height="10.515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74cm" svg:height="10.628cm" svg:x="58.354cm" svg:y="8.246cm">
            <draw:object draw:notify-on-update-of-ranges="Arkusz1.Z13:Arkusz1.Z18 Arkusz1.AB13:Arkusz1.AB18 Arkusz1.AD13:Arkusz1.AD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8">
          <table:table-cell table:number-columns-repeated="30"/>
        </table:table-row>
        <table:table-row table:style-name="ro2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8"/>
          <table:table-cell table:style-name="ce3" office:value-type="string" calcext:value-type="string">
            <text:p>Best scheduler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Loop 1</text:p>
          </table:table-cell>
          <table:table-cell/>
          <table:table-cell office:value-type="string" calcext:value-type="string">
            <text:p>Loop 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  <table:table-cell table:number-columns-repeated="3"/>
          <table:table-cell office:value-type="string" calcext:value-type="string">
            <text:p>Number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$AA$13]/[.AA13]" office:value-type="float" office:value="1" calcext:value-type="float">
            <text:p>1</text:p>
          </table:table-cell>
          <table:table-cell office:value-type="float" office:value="136.77" calcext:value-type="float">
            <text:p>136,77</text:p>
          </table:table-cell>
          <table:table-cell table:formula="of:=[.$AC$13]/[.AC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table:formula="of:=[.$AA$13]/[.AA14]" office:value-type="float" office:value="1.97916666666667" calcext:value-type="float">
            <text:p>1,9791666667</text:p>
          </table:table-cell>
          <table:table-cell office:value-type="float" office:value="70.58" calcext:value-type="float">
            <text:p>70,58</text:p>
          </table:table-cell>
          <table:table-cell table:formula="of:=[.$AC$13]/[.AC14]" office:value-type="float" office:value="1.93780107679229" calcext:value-type="float">
            <text:p>1,9378010768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,24</text:p>
          </table:table-cell>
          <table:table-cell table:formula="of:=[.$AA$13]/[.AA15]" office:value-type="float" office:value="3.95833333333333" calcext:value-type="float">
            <text:p>3,9583333333</text:p>
          </table:table-cell>
          <table:table-cell office:value-type="float" office:value="35.72" calcext:value-type="float">
            <text:p>35,72</text:p>
          </table:table-cell>
          <table:table-cell table:formula="of:=[.$AC$13]/[.AC15]" office:value-type="float" office:value="3.82894736842105" calcext:value-type="float">
            <text:p>3,8289473684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table:formula="of:=[.$AA$13]/[.AA16]" office:value-type="float" office:value="7.91666666666667" calcext:value-type="float">
            <text:p>7,9166666667</text:p>
          </table:table-cell>
          <table:table-cell office:value-type="float" office:value="32.76" calcext:value-type="float">
            <text:p>32,76</text:p>
          </table:table-cell>
          <table:table-cell table:formula="of:=[.$AC$13]/[.AC16]" office:value-type="float" office:value="4.17490842490843" calcext:value-type="float">
            <text:p>4,1749084249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83" calcext:value-type="float">
            <text:p>0,083</text:p>
          </table:table-cell>
          <table:table-cell table:formula="of:=[.$AA$13]/[.AA17]" office:value-type="float" office:value="11.4457831325301" calcext:value-type="float">
            <text:p>11,4457831325</text:p>
          </table:table-cell>
          <table:table-cell office:value-type="float" office:value="33.35" calcext:value-type="float">
            <text:p>33,35</text:p>
          </table:table-cell>
          <table:table-cell table:formula="of:=[.$AC$13]/[.AC17]" office:value-type="float" office:value="4.10104947526237" calcext:value-type="float">
            <text:p>4,1010494753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,07</text:p>
          </table:table-cell>
          <table:table-cell table:formula="of:=[.$AA$13]/[.AA18]" office:value-type="float" office:value="13.5714285714286" calcext:value-type="float">
            <text:p>13,5714285714</text:p>
          </table:table-cell>
          <table:table-cell office:value-type="float" office:value="33.06" calcext:value-type="float">
            <text:p>33,06</text:p>
          </table:table-cell>
          <table:table-cell table:formula="of:=[.$AC$13]/[.AC18]" office:value-type="float" office:value="4.13702359346642" calcext:value-type="float">
            <text:p>4,1370235935</text:p>
          </table:table-cell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26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21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  <table:table-cell table:number-columns-repeated="8"/>
        </table:table-row>
        <table:table-row table:style-name="ro1" table:number-rows-repeated="6">
          <table:table-cell table:number-columns-repeated="30"/>
        </table:table-row>
        <table:table-row table:style-name="ro2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21"/>
        </table:table-row>
        <table:table-row table:style-name="ro2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  <table:table-cell table:number-columns-repeated="8"/>
        </table:table-row>
        <table:table-row table:style-name="ro1" table:number-rows-repeated="104851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0-24T15:27:35.401349636</dc:date>
    <meta:editing-duration>P1DT1H50M31S</meta:editing-duration>
    <meta:editing-cycles>13</meta:editing-cycles>
    <meta:generator>LibreOffice/4.1.2.3$Linux_X86_64 LibreOffice_project/410m0$Build-3</meta:generator>
    <meta:document-statistic meta:table-count="1" meta:cell-count="5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2cm" svg:height="10.453cm" xlink:href=".." xlink:type="simple" chart:class="chart:line" chart:style-name="ch1">
        <chart:legend chart:legend-position="end" svg:x="14.366cm" svg:y="4.429cm" style:legend-expansion="high" chart:style-name="ch2"/>
        <chart:plot-area chart:style-name="ch3" table:cell-range-address="Arkusz1.H11:Arkusz1.N11 Arkusz1.H22:Arkusz1.N22 Arkusz1.H39:Arkusz1.N39 Arkusz1.H59:Arkusz1.N59" chart:data-source-has-labels="both" svg:x="1.353cm" svg:y="0.971cm" svg:width="12.329cm" svg:height="8.292cm">
          <chartooo:coordinate-region svg:x="2.265cm" svg:y="1.17cm" svg:width="11.23cm" svg:height="7.446cm"/>
          <chart:axis chart:dimension="x" chart:name="primary-x" chart:style-name="ch4" chartooo:axis-type="auto">
            <chartooo:date-scale/>
            <chart:title svg:x="6.64cm" svg:y="9.472cm" chart:style-name="ch5">
              <text:p>Chunk size</text:p>
            </chart:title>
            <chart:categories table:cell-range-address="Arkusz1.H11:Arkusz1.N11"/>
          </chart:axis>
          <chart:axis chart:dimension="y" chart:name="primary-y" chart:style-name="ch4">
            <chart:title svg:x="0.451cm" svg:y="6.629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H22:Arkusz1.N22" chart:label-cell-address="" chart:class="chart:line">
            <chart:data-point chart:repeated="7"/>
          </chart:series>
          <chart:series chart:style-name="ch9" chart:values-cell-range-address="Arkusz1.H39:Arkusz1.N39" chart:label-cell-address="" chart:class="chart:line">
            <chart:data-point chart:repeated="7"/>
          </chart:series>
          <chart:series chart:style-name="ch10" chart:values-cell-range-address="Arkusz1.H59:Arkusz1.N59" chart:label-cell-address="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  <table:table-cell office:value-type="float" office:value="0.241666666666667">
                <text:p>0.241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  <table:table-cell office:value-type="float" office:value="0.248333333333333">
                <text:p>0.248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  <table:table-cell office:value-type="float" office:value="0.418333333333333">
                <text:p>0.418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9cm" svg:height="10.516cm" xlink:href=".." xlink:type="simple" chart:class="chart:line" chart:style-name="ch1">
        <chart:legend chart:legend-position="end" svg:x="15.263cm" svg:y="4.461cm" style:legend-expansion="high" chart:style-name="ch2"/>
        <chart:plot-area chart:style-name="ch3" table:cell-range-address="Arkusz1.P11:Arkusz1.V11 Arkusz1.P22:Arkusz1.V22 Arkusz1.P39:Arkusz1.V39 Arkusz1.P59:Arkusz1.V59" chart:data-source-has-labels="both" svg:x="1.371cm" svg:y="0.975cm" svg:width="13.172cm" svg:height="8.35cm">
          <chartooo:coordinate-region svg:x="2.178cm" svg:y="1.174cm" svg:width="12.178cm" svg:height="7.504cm"/>
          <chart:axis chart:dimension="x" chart:name="primary-x" chart:style-name="ch4" chartooo:axis-type="auto">
            <chartooo:date-scale/>
            <chart:title svg:x="7.08cm" svg:y="9.535cm" chart:style-name="ch5">
              <text:p>Chunk size</text:p>
            </chart:title>
            <chart:categories table:cell-range-address="Arkusz1.P11:Arkusz1.V11"/>
          </chart:axis>
          <chart:axis chart:dimension="y" chart:name="primary-y" chart:style-name="ch4">
            <chart:title svg:x="0.451cm" svg:y="6.662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P22:Arkusz1.V22" chart:label-cell-address="" chart:class="chart:line">
            <chart:data-point chart:repeated="7"/>
          </chart:series>
          <chart:series chart:style-name="ch9" chart:values-cell-range-address="Arkusz1.P39:Arkusz1.V39" chart:label-cell-address="" chart:class="chart:line">
            <chart:data-point chart:repeated="7"/>
          </chart:series>
          <chart:series chart:style-name="ch10" chart:values-cell-range-address="Arkusz1.P59:Arkusz1.V59" chart:label-cell-address="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5.975">
                <text:p>55.975</text:p>
              </table:table-cell>
              <table:table-cell office:value-type="float" office:value="101.397">
                <text:p>101.397</text:p>
              </table:table-cell>
              <table:table-cell office:value-type="float" office:value="58.076">
                <text:p>58.0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.678">
                <text:p>43.678</text:p>
              </table:table-cell>
              <table:table-cell office:value-type="float" office:value="101.61">
                <text:p>101.61</text:p>
              </table:table-cell>
              <table:table-cell office:value-type="float" office:value="52.101">
                <text:p>52.1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.608">
                <text:p>37.608</text:p>
              </table:table-cell>
              <table:table-cell office:value-type="float" office:value="101.36">
                <text:p>101.36</text:p>
              </table:table-cell>
              <table:table-cell office:value-type="float" office:value="44.383">
                <text:p>44.3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.892">
                <text:p>35.892</text:p>
              </table:table-cell>
              <table:table-cell office:value-type="float" office:value="101.396">
                <text:p>101.396</text:p>
              </table:table-cell>
              <table:table-cell office:value-type="float" office:value="103.183">
                <text:p>103.1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.415">
                <text:p>77.415</text:p>
              </table:table-cell>
              <table:table-cell office:value-type="float" office:value="101.357">
                <text:p>101.357</text:p>
              </table:table-cell>
              <table:table-cell office:value-type="float" office:value="101.488">
                <text:p>101.4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8.159">
                <text:p>88.159</text:p>
              </table:table-cell>
              <table:table-cell office:value-type="float" office:value="101.421">
                <text:p>101.421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75cm" svg:height="10.629cm" xlink:href=".." xlink:type="simple" chart:class="chart:line" chart:style-name="ch1">
        <chart:legend chart:legend-position="end" svg:x="15.52cm" svg:y="4.766cm" style:legend-expansion="high" chart:style-name="ch2"/>
        <chart:plot-area chart:style-name="ch3" table:cell-range-address="Arkusz1.Z13:Arkusz1.Z18 Arkusz1.AB13:Arkusz1.AB18 Arkusz1.AD13:Arkusz1.AD18" chart:data-source-has-labels="both" svg:x="1.37cm" svg:y="0.983cm" svg:width="13.432cm" svg:height="8.453cm">
          <chartooo:coordinate-region svg:x="1.991cm" svg:y="1.182cm" svg:width="12.624cm" svg:height="7.607cm"/>
          <chart:axis chart:dimension="x" chart:name="primary-x" chart:style-name="ch4" chartooo:axis-type="auto">
            <chartooo:date-scale/>
            <chart:title svg:x="6.693cm" svg:y="9.648cm" chart:style-name="ch5">
              <text:p>Number of threads</text:p>
            </chart:title>
            <chart:categories table:cell-range-address="Arkusz1.Z13:Arkusz1.Z18"/>
          </chart:axis>
          <chart:axis chart:dimension="y" chart:name="primary-y" chart:style-name="ch4">
            <chart:title svg:x="0.451cm" svg:y="5.901cm" chart:style-name="ch6">
              <text:p>Speedup</text:p>
            </chart:title>
            <chart:grid chart:style-name="ch7" chart:class="major"/>
          </chart:axis>
          <chart:series chart:style-name="ch8" chart:values-cell-range-address="Arkusz1.AB13:Arkusz1.AB18" chart:label-cell-address="" chart:class="chart:line">
            <chart:data-point chart:repeated="6"/>
          </chart:series>
          <chart:series chart:style-name="ch9" chart:values-cell-range-address="Arkusz1.AD13:Arkusz1.AD18" chart:label-cell-address="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1</text:p>
              </table:table-cell>
              <table:table-cell office:value-type="string">
                <text:p>Loop 2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Z13:Arkusz1.Z18</svg:desc>
                </draw:g>
              </table:table-cell>
              <table:table-cell office:value-type="float" office:value="1">
                <text:p>1</text:p>
                <draw:g>
                  <svg:desc>Arkusz1.AB13:Arkusz1.AB18</svg:desc>
                </draw:g>
              </table:table-cell>
              <table:table-cell office:value-type="float" office:value="1">
                <text:p>1</text:p>
                <draw:g>
                  <svg:desc>Arkusz1.AD13:Arkusz1.A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4.10104947526237">
                <text:p>4.101049475262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714285714286">
                <text:p>13.5714285714286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